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3981590400881319983"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8584639096322207650"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8997525237559001263"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8941451107338728458"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452213398552041147"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4730311268483660882"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7680850406901846157"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6626130106709047315"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6548412" text:continue-list="list7680850406901846157"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808120903806445746"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563421"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539781"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6556977" text:continue-numbering="true" text:style-name="L9">
        <text:list-item>
          <text:list>
            <text:list-header>
              <text:p text:style-name="P211">Warm down: <text:span text:style-name="T3">0.25 mile jog home</text:span></text:p>
              <text:p text:style-name="P212"/>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6553594"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545078"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5334878150333182260"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5849998120176469147"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497673553790058781"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560186" text:continue-numbering="true" text:style-name="L12">
        <text:list-item>
          <text:list>
            <text:list-header>
              <text:p text:style-name="P216">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16491320032344899" text:style-name="L13">
        <text:list-item>
          <text:list>
            <text:list-header>
              <text:p text:style-name="P205">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753335249814555068"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751469404450559058" text:style-name="L15">
        <text:list-item>
          <text:list>
            <text:list-header>
              <text:p text:style-name="P183">1.5 miles averaging about 9:40/mile and rest 1 min</text:p>
            </text:list-header>
          </text:list>
        </text:list-item>
      </text:list>
      <text:p text:style-name="P24">1 mile in 8:26 and rest 2 min</text:p>
      <text:list xml:id="list5088642936874634657"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680050198416410754" text:style-name="L17">
        <text:list-item>
          <text:list>
            <text:list-header>
              <text:p text:style-name="P185">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565866" text:continue-numbering="true" text:style-name="L17">
        <text:list-item>
          <text:list>
            <text:list-header>
              <text:p text:style-name="P185">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6652766431898622876"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743396906956084855"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2303046582443728778"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6551488" text:continue-list="list3743396906956084855" text:style-name="L19">
        <text:list-item>
          <text:list>
            <text:list-header>
              <text:p text:style-name="P187">(Pace*HR)=1240</text:p>
            </text:list-header>
          </text:list>
        </text:list-item>
      </text:list>
      <text:list xml:id="list36563965" text:continue-list="list6652766431898622876" text:style-name="L18">
        <text:list-item>
          <text:list>
            <text:list-header>
              <text:p text:style-name="P186">2 miles at 10:46/mile Ave HR= 121 bpm and rest a few minutes</text:p>
            </text:list-header>
          </text:list>
        </text:list-item>
      </text:list>
      <text:list xml:id="list36539465" text:continue-list="list36551488"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6565576"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387309640941841696"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035443345510330067"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734465930305518580"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8950622287093840778" text:style-name="L24">
        <text:list-item>
          <text:p text:style-name="P215">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470334626866052068"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684240480656162445"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6540524" text:continue-numbering="true" text:style-name="L26">
        <text:list-item>
          <text:list>
            <text:list-header>
              <text:p text:style-name="P191">0.1 mile lead in to a 4 mile run</text:p>
              <text:p text:style-name="P208">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542476"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688732950610047439"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782764040100129585"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985344356893892819"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930985756869472941"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247058151254829628"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241417532824451527" text:style-name="L32">
        <text:list-item>
          <text:list>
            <text:list-header>
              <text:p text:style-name="P197">0.25 miles in 2:54</text:p>
              <text:p text:style-name="P197">1 mile in 9:21 going faster as I ran and ending at around 8:30 pace</text:p>
            </text:list-header>
          </text:list>
        </text:list-item>
      </text:list>
      <text:list xml:id="list5167545149884251794"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978920678129278982"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239639230742925147"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196899224597811463"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624342216655172849"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783772296982957205"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text:soft-page-break/>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0">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text:soft-page-break/>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315800574080969239"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ext:soft-page-break/>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5-19T16:28:50.51</dc:date>
    <dc:creator>James Lombardi</dc:creator>
    <meta:editing-duration>P29DT6H50M51S</meta:editing-duration>
    <meta:editing-cycles>2192</meta:editing-cycles>
    <meta:generator>OpenOffice/4.1.2$Win32 OpenOffice.org_project/412m3$Build-9782</meta:generator>
    <meta:document-statistic meta:table-count="0" meta:image-count="9" meta:object-count="0" meta:page-count="216" meta:paragraph-count="6344" meta:word-count="68364" meta:character-count="349792"/>
  </office:meta>
</office:document-meta>
</file>